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7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9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30" style:family="table-cell" style:parent-style-name="Default">
      <style:text-properties style:font-name="Liberation Serif" style:font-name-asian="Droid Sans Fallback" style:font-name-complex="FreeSans"/>
    </style:style>
    <style:style style:name="ce2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5" style:family="table-cell" style:parent-style-name="Default">
      <style:table-cell-properties fo:background-color="#00ffff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dcff"/>
    </style:style>
    <style:style style:name="ce32" style:family="table-cell" style:parent-style-name="Default" style:data-style-name="N37"/>
    <style:style style:name="ce33" style:family="table-cell" style:parent-style-name="Default">
      <style:text-properties fo:color="#00ff00"/>
    </style:style>
    <style:style style:name="ce34" style:family="table-cell" style:parent-style-name="Default">
      <style:table-cell-properties fo:background-color="#ffffff"/>
      <style:text-properties fo:color="#000000"/>
    </style:style>
    <style:style style:name="ce3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" style:family="table-cell" style:parent-style-name="Default">
      <style:text-properties fo:color="#ff0000"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7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4" table:formula="of:=[.L18]+4160" office:value-type="float" office:value="7101.81722689076">
            <text:p>7101.8172268908</text:p>
          </table:table-cell>
          <table:table-cell table:style-name="ce2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5" table:formula="of:=SUM([.H76])" office:value-type="float" office:value="1550.57692307692">
            <text:p>1550.5769230769</text:p>
          </table:table-cell>
          <table:table-cell table:style-name="ce2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5" office:value-type="float" office:value="400">
            <text:p>400</text:p>
          </table:table-cell>
          <table:table-cell table:style-name="ce2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31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1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1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1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32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33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32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4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32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2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12">
          <table:table-cell table:style-name="ce32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6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5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5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5" table:formula="of:=[.N9]-[.M9]" office:value-type="float" office:value="-3490.37739994783">
            <text:p>-3490.3773999478</text:p>
          </table:table-cell>
          <table:table-cell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formula="of:=[.N10]-[.M10]" office:value-type="float" office:value="-3642.2821618526">
            <text:p>-3642.2821618526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5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formula="of:=[.N11]-[.M11]" office:value-type="float" office:value="-3091.33107088989">
            <text:p>-3091.3310708899</text:p>
          </table:table-cell>
          <table:table-cell/>
        </table:table-row>
        <table:table-row table:style-name="ro12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5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5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formula="of:=[.N16]-[.M16]" office:value-type="float" office:value="-1133.71073328117">
            <text:p>-113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5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formula="of:=[.N19]-[.M19]" office:value-type="float" office:value="-4763.71073328117">
            <text:p>-476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12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office:value-type="float" office:value="2150">
            <text:p>2150</text:p>
          </table:table-cell>
          <table:table-cell office:value-type="float" office:value="0">
            <text:p>0</text:p>
          </table:table-cell>
          <table:table-cell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12">
          <table:table-cell table:style-name="ce32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5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5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5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5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5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5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5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32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5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5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5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5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5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5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5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32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5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5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5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5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5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5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5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/>
          <table:table-cell table:style-name="ce2" table:formula="of:=SUM([.B2:.F2])" office:value-type="float" office:value="24000">
            <text:p>24000</text:p>
          </table:table-cell>
          <table:table-cell table:style-name="ce8" table:formula="of:=SUM([.B21:.F21])" office:value-type="float" office:value="1523.97058823529">
            <text:p>1523.9705882353</text:p>
          </table:table-cell>
          <table:table-cell office:value-type="string">
            <text:p>Անի Գ․</text:p>
          </table:table-cell>
          <table:table-cell/>
          <table:table-cell table:style-name="ce10" office:value-type="float" office:value="-9300">
            <text:p>-9300</text:p>
          </table:table-cell>
        </table:table-row>
        <table:table-row table:style-name="ro12">
          <table:table-cell table:style-name="ce32" office:value-type="string">
            <text:p>30/11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523.97058823529">
            <text:p>1523.9705882353</text:p>
          </table:table-cell>
          <table:table-cell office:value-type="string">
            <text:p>Անժելա</text:p>
          </table:table-cell>
          <table:table-cell/>
          <table:table-cell office:value-type="float" office:value="20000">
            <text:p>2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523.97058823529">
            <text:p>1523.9705882353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523.97058823529">
            <text:p>1523.9705882353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523.97058823529">
            <text:p>152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523.97058823529">
            <text:p>152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5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E21])" office:value-type="float" office:value="1523.97058823529">
            <text:p>1523.9705882353</text:p>
          </table:table-cell>
          <table:table-cell table:style-name="ce35" office:value-type="string">
            <text:p>Նանե</text:p>
          </table:table-cell>
          <table:table-cell office:value-type="string">
            <text:p>10000(6500)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523.97058823529">
            <text:p>1523.9705882353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376.470588235294">
            <text:p>376.4705882353</text:p>
          </table:table-cell>
          <table:table-cell table:style-name="ce35" office:value-type="string">
            <text:p>Կարեն</text:p>
          </table:table-cell>
          <table:table-cell table:number-columns-repeated="2"/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style-name="ce2"/>
          <table:table-cell/>
          <table:table-cell table:style-name="ce3" table:formula="of:=SUM([.B21:.F21])" office:value-type="float" office:value="1523.97058823529">
            <text:p>152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5" office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table:number-columns-repeated="2" office:value-type="string">
            <text:p>+Stepan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5" office:value-type="string">
            <text:p>Գեն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1])" office:value-type="float" office:value="387.5">
            <text:p>387.5</text:p>
          </table:table-cell>
          <table:table-cell office:value-type="string">
            <text:p>Arman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:.F21])" office:value-type="float" office:value="1523.97058823529">
            <text:p>1523.9705882353</text:p>
          </table:table-cell>
          <table:table-cell office:value-type="string">
            <text:p>Seryoja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:.F21])" office:value-type="float" office:value="1523.97058823529">
            <text:p>1523.9705882353</text:p>
          </table:table-cell>
          <table:table-cell office:value-type="string">
            <text:p>Mher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:.F21])" office:value-type="float" office:value="1523.97058823529">
            <text:p>1523.9705882353</text:p>
          </table:table-cell>
          <table:table-cell office:value-type="string">
            <text:p>Davit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:.E21])" office:value-type="float" office:value="1523.97058823529">
            <text:p>1523.9705882353</text:p>
          </table:table-cell>
          <table:table-cell table:style-name="ce35" office:value-type="string">
            <text:p>Taron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:.F21])" office:value-type="float" office:value="1523.97058823529">
            <text:p>1523.9705882353</text:p>
          </table:table-cell>
          <table:table-cell office:value-type="string">
            <text:p>Hrach</text:p>
          </table:table-cell>
          <table:table-cell table:number-columns-repeated="2"/>
        </table:table-row>
        <table:table-row table:style-name="ro4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5" office:value-type="float" office:value="0">
            <text:p>0</text:p>
          </table:table-cell>
          <table:table-cell table:number-columns-repeated="2"/>
          <table:table-cell table:style-name="ce37" office:value-type="string">
            <text:p>Roza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];[.C21])" office:value-type="float" office:value="763.970588235294">
            <text:p>763.9705882353</text:p>
          </table:table-cell>
          <table:table-cell office:value-type="string">
            <text:p>Stepan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2])" office:value-type="float" office:value="24000">
            <text:p>24000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8"/>
          <table:table-cell table:style-name="Default"/>
          <table:table-cell table:style-name="ce7" office:value-type="float" office:value="10350">
            <text:p>10350</text:p>
          </table:table-cell>
          <table:table-cell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12/03/2015</text:date>, <text:time>11:3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03T11:35:47</dc:date>
    <meta:editing-duration>P2DT20H33M38S</meta:editing-duration>
    <meta:editing-cycles>1306</meta:editing-cycles>
    <meta:generator>OpenOffice/4.1.1$Unix OpenOffice.org_project/411m6$Build-9775</meta:generator>
    <dc:creator>employee employee</dc:creator>
    <meta:document-statistic meta:table-count="10" meta:cell-count="3097" meta:object-count="0"/>
  </office:meta>
</office:document-meta>
</file>